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master-page-name="HTML">
      <style:paragraph-properties style:page-number="auto"/>
    </style:style>
    <style:style style:name="P2" style:family="paragraph" style:parent-style-name="Text_20_body" style:list-style-name="L1">
      <style:text-properties officeooo:rsid="00090781" officeooo:paragraph-rsid="00090781"/>
    </style:style>
    <style:style style:name="P3" style:family="paragraph" style:parent-style-name="Text_20_body" style:list-style-name="L1">
      <style:text-properties officeooo:rsid="00090781" officeooo:paragraph-rsid="000a69ad"/>
    </style:style>
    <style:style style:name="P4" style:family="paragraph" style:parent-style-name="Text_20_body" style:list-style-name="L1">
      <style:text-properties officeooo:rsid="000a69ad" officeooo:paragraph-rsid="000a69ad"/>
    </style:style>
    <style:style style:name="P5" style:family="paragraph" style:parent-style-name="Text_20_body" style:list-style-name="L1">
      <style:text-properties officeooo:rsid="000b7f7e" officeooo:paragraph-rsid="000b7f7e"/>
    </style:style>
    <style:style style:name="P6" style:family="paragraph" style:parent-style-name="Text_20_body" style:list-style-name="L1">
      <style:text-properties officeooo:rsid="000d402e" officeooo:paragraph-rsid="000d402e"/>
    </style:style>
    <style:style style:name="P7" style:family="paragraph" style:parent-style-name="Text_20_body" style:list-style-name="L1">
      <style:text-properties officeooo:rsid="000de89f" officeooo:paragraph-rsid="000de89f"/>
    </style:style>
    <style:style style:name="P8" style:family="paragraph" style:parent-style-name="Text_20_body" style:list-style-name="L1">
      <style:text-properties officeooo:rsid="000ef7ce" officeooo:paragraph-rsid="000ef7ce"/>
    </style:style>
    <style:style style:name="P9" style:family="paragraph" style:parent-style-name="Text_20_body" style:list-style-name="L1">
      <style:text-properties officeooo:rsid="0010e8bf" officeooo:paragraph-rsid="0010e8bf"/>
    </style:style>
    <style:style style:name="P10" style:family="paragraph" style:parent-style-name="Text_20_body">
      <style:text-properties fo:font-weight="bold" officeooo:rsid="00090781" officeooo:paragraph-rsid="00090781" style:font-weight-asian="bold" style:font-weight-complex="bold"/>
    </style:style>
    <style:style style:name="P11" style:family="paragraph" style:parent-style-name="Text_20_body" style:list-style-name="L1">
      <style:text-properties fo:font-weight="bold" officeooo:rsid="000de89f" officeooo:paragraph-rsid="000de89f" style:font-weight-asian="bold" style:font-weight-complex="bold"/>
    </style:style>
    <style:style style:name="T1" style:family="text">
      <style:text-properties officeooo:rsid="000a69ad"/>
    </style:style>
    <style:style style:name="T2" style:family="text">
      <style:text-properties officeooo:rsid="001290c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0">Requisitos do Sistema</text:p>
      <text:list xml:id="list2800948118" text:style-name="L1">
        <text:list-item>
          <text:p text:style-name="P2">Funcionais</text:p>
          <text:list>
            <text:list-item>
              <text:p text:style-name="P2">Usuário deve Logar-se utilizando login e senha para ter acesso ao sistema</text:p>
            </text:list-item>
            <text:list-item>
              <text:p text:style-name="P2">Usuário poderá cadastrar contas de reiceitas</text:p>
              <text:list>
                <text:list-item>
                  <text:p text:style-name="P2">Devera ter opção de receitas fixas/<text:span text:style-name="T1">recorrentes</text:span></text:p>
                </text:list-item>
                <text:list-item>
                  <text:p text:style-name="P5">devera ter a opção do parcelamento de uma receita</text:p>
                </text:list-item>
              </text:list>
            </text:list-item>
            <text:list-item>
              <text:p text:style-name="P2">Usuário Poderá cadastrar contas de despesas</text:p>
              <text:list>
                <text:list-item>
                  <text:p text:style-name="P3">Devera ter opção de despesas fixas/<text:span text:style-name="T1">recorrentes</text:span></text:p>
                </text:list-item>
                <text:list-item>
                  <text:p text:style-name="P5">Devera ter opção de parcelamento de uma despesa</text:p>
                </text:list-item>
              </text:list>
            </text:list-item>
            <text:list-item>
              <text:p text:style-name="P4">Usuario podera compartilha uma ou mais contas com outros usuarios do sistema.</text:p>
            </text:list-item>
            <text:list-item>
              <text:p text:style-name="P4">Usuario podera alterar o status de uma receita</text:p>
            </text:list-item>
            <text:list-item>
              <text:p text:style-name="P4">Usuario podera alterar o status de uma despesa</text:p>
            </text:list-item>
            <text:list-item>
              <text:p text:style-name="P6">Usuario tera acesso a extrato mensal</text:p>
            </text:list-item>
            <text:list-item>
              <text:p text:style-name="P6">Usuario tera acesso ao extrato no periodo em que deseja não maior do que 90 dias.</text:p>
            </text:list-item>
          </text:list>
        </text:list-item>
        <text:list-item>
          <text:p text:style-name="P11">Não Funcional</text:p>
          <text:list>
            <text:list-item>
              <text:p text:style-name="P7">Sistema devera esta na plataforma WEB</text:p>
            </text:list-item>
            <text:list-item>
              <text:p text:style-name="P7">Sistema deve utilizar banco relacional</text:p>
            </text:list-item>
            <text:list-item>
              <text:p text:style-name="P7">Sistema devera ter pagina responsiva.</text:p>
              <text:list>
                <text:list-item>
                  <text:p text:style-name="P8">Tablet</text:p>
                </text:list-item>
                <text:list-item>
                  <text:p text:style-name="P8">Notebook</text:p>
                </text:list-item>
                <text:list-item>
                  <text:p text:style-name="P8">Desktops</text:p>
                </text:list-item>
                <text:list-item>
                  <text:p text:style-name="P8">SmartPhones</text:p>
                </text:list-item>
              </text:list>
            </text:list-item>
            <text:list-item>
              <text:p text:style-name="P9">Fram<text:span text:style-name="T2">e</text:span>work </text:p>
              <text:list>
                <text:list-item>
                  <text:p text:style-name="P9">PHP</text:p>
                </text:list-item>
                <text:list-item>
                  <text:p text:style-name="P9">JSON</text:p>
                </text:list-item>
              </text:list>
            </text:list-item>
            <text:list-item>
              <text:p text:style-name="P9">Sistema devera estar disponivel para as plataformas ANDROID e IO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horndale" svg:font-family="Thorndale" style:font-family-generic="roman" style:font-pitch="variable"/>
    <style:font-face style:name="Albany" svg:font-family="Albany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style:use-window-font-color="true" style:font-name="Liberation Serif" fo:font-size="12pt" fo:language="pt" fo:country="BR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Sender" style:family="paragraph" style:parent-style-name="Standard" style:class="extra">
      <style:text-properties fo:font-style="italic"/>
    </style:style>
    <style:style style:name="Table_20_Contents" style:display-name="Tabl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499cm" loext:contextual-spacing="false" fo:keep-with-next="always"/>
      <style:text-properties style:font-name="Albany" fo:font-family="Albany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Heading" style:next-style-name="Text_20_body" style:class="text">
      <style:text-properties style:font-name="Thorndale" fo:font-family="Thorndale" style:font-family-generic="roman" style:font-pitch="variable" fo:font-size="24pt" fo:font-weight="bold" style:font-size-asian="22pt" style:font-weight-asian="bold" style:font-size-complex="22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Endnote_20_Symbol" style:display-name="Endnote Symbol" style:family="text"/>
    <style:style style:name="Footnote_20_Symbol" style:display-name="Footnote Symbol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fo:background-color="transparent" style:writing-mode="lr-tb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7T11:55:18.905866452</dc:date>
    <meta:editing-duration>PT14M17S</meta:editing-duration>
    <meta:editing-cycles>11</meta:editing-cycles>
    <meta:generator>LibreOffice/5.4.5.1$Linux_X86_64 LibreOffice_project/40m0$Build-1</meta:generator>
    <meta:document-statistic meta:table-count="0" meta:image-count="0" meta:object-count="0" meta:page-count="1" meta:paragraph-count="26" meta:word-count="167" meta:character-count="931" meta:non-whitespace-character-count="814"/>
  </office:meta>
</office:document-meta>
</file>